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alibr" svg:font-family="Calibr"/>
    <style:font-face style:name="Lucida Grande" svg:font-family="'Lucida Grande', 'Trebuchet MS', Verdana, Helvetica, Arial, sans-serif"/>
    <style:font-face style:name="OpenSymbol" svg:font-family="Open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DejaVu Sans" svg:font-family="'DejaVu Sans'" style:font-pitch="variable"/>
    <style:font-face style:name="OpenSymbol2" svg:font-family="OpenSymbol, 'Arial Unicode M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style:line-height-at-least="0.476cm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style:line-height-at-least="0.476cm" fo:text-align="center" style:justify-single-word="false" fo:orphans="2" fo:widows="2" fo:text-indent="0cm" style:auto-text-indent="false" fo:background-color="#00cc00" fo:padding="0cm" fo:border="none"/>
      <style:text-properties fo:font-variant="normal" fo:text-transform="none" fo:color="#606060" style:font-name="Lucida Grande" fo:font-size="15pt" fo:letter-spacing="normal" fo:font-style="normal" fo:background-color="#ffffff" style:font-size-asian="15pt" style:font-size-complex="15pt"/>
    </style:style>
    <style:style style:name="P3" style:family="paragraph" style:parent-style-name="PreguntasViñetas2">
      <style:paragraph-properties fo:margin-top="0cm" fo:margin-bottom="0.19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UNIDAD 03.1 – Shell scripts</text:p>
          </table:table-cell>
        </table:table-row>
      </table:table>
      <text:p text:style-name="P1"/>
      <text:list xml:id="list1891793149" text:style-name="Numbering_20_1">
        <text:list-item>
          <text:h text:style-name="preguntas" text:outline-level="1"><text:s/>Crea un scripts utilizando for que realice las siguiente acciones.</text:h>
        </text:list-item>
      </text:list>
      <text:list xml:id="list3135426441" text:style-name="List_20_1">
        <text:list-item>
          <text:h text:style-name="preguntas-viñetas" text:outline-level="1">Compruebe cuantas ips de tu red están siendo utilizadas</text:h>
        </text:list-item>
        <text:list-item>
          <text:h text:style-name="preguntas-viñetas" text:outline-level="1">El resultado se tiene que indicar en un fichero de log.</text:h>
        </text:list-item>
      </text:list>
      <text:list xml:id="list82557806662906" text:continue-list="list1891793149" text:style-name="Numbering_20_1">
        <text:list-item>
          <text:h text:style-name="preguntas" text:outline-level="1">Copia el fichero de log anterior a 5 equipos, al escritorio del usuario diurno. Utiliza for. </text:h>
          <text:h text:style-name="preguntas" text:outline-level="1"/>
          <text:h text:style-name="preguntas" text:outline-level="1">Para copiar el archivo a cada máquina utiliza el siguiente comando:</text:h>
        </text:list-item>
      </text:list>
      <text:list xml:id="list82558457339051" text:continue-list="list3135426441" text:style-name="List_20_1">
        <text:list-header>
          <text:h text:style-name="preguntas-viñetas" text:outline-level="1">time sshpass -p contrasena scp fichero <text:s/><text:a xlink:type="simple" xlink:href="mailto:usuario@ip" text:style-name="Internet_20_link" text:visited-style-name="Visited_20_Internet_20_Link">usuario</text:a><text:a xlink:type="simple" xlink:href="mailto:usuario@ip" text:style-name="Internet_20_link" text:visited-style-name="Visited_20_Internet_20_Link">@</text:a><text:a xlink:type="simple" xlink:href="mailto:usuario@ip" text:style-name="Internet_20_link" text:visited-style-name="Visited_20_Internet_20_Link">ip</text:a>:directorio_destino</text:h>
        </text:list-header>
        <text:list-item>
          <text:h text:style-name="preguntas-viñetas" text:outline-level="1">Deja un fichero de log además de mostrar por pantalla el resultado de cada ejecución.</text:h>
        </text:list-item>
      </text:list>
      <text:list xml:id="list82558579266066" text:continue-list="list82557806662906" text:style-name="Numbering_20_1">
        <text:list-item>
          <text:h text:style-name="preguntas" text:outline-level="1">Crea un scipts que realice las siguientes acciones: (utilizando un for)</text:h>
        </text:list-item>
      </text:list>
      <text:list xml:id="list82558979996064" text:continue-list="list82558457339051" text:style-name="List_20_1">
        <text:list-item>
          <text:h text:style-name="preguntas-viñetas" text:outline-level="1">Cree en tu directorio de trabajo un directorio que se llame BACKUP_ETC, si no existe.</text:h>
        </text:list-item>
        <text:list-item>
          <text:h text:style-name="preguntas-viñetas" text:outline-level="1">Copie todos los ficheros(solo ficheros) del directorio /etc al directorio BACKUP_ETC, con el mismo nombre mas la fecha-hora-actual (por ejemplo el fichero passwd lo tiene que copiar con el nombre passwd_aaaa-mm-dd-hh-mm.</text:h>
        </text:list-item>
        <text:list-item>
          <text:h text:style-name="preguntas-viñetas" text:outline-level="1">El scripts tiene que ir dejando un fichero de log donde vaya diciendo lo que va haciendo el scripts.</text:h>
        </text:list-item>
        <text:list-item>
          <text:h text:style-name="preguntas-viñetas" text:outline-level="1">El nombre del fichero de log tiene que ser <text:s/>fecha-hora-actual_nombre_scripts.log, y se tiene que guardar en el directorio BACKUP_ETC</text:h>
        </text:list-item>
        <text:list-item>
          <text:h text:style-name="preguntas-viñetas" text:outline-level="1">Si algún fichero no se ha podido copiar por algún error, se tiene que dar un mensaje en el fichero de log. </text:h>
        </text:list-item>
      </text:list>
      <text:list xml:id="list82559204161691" text:continue-list="list82558579266066" text:style-name="Numbering_20_1">
        <text:list-item>
          <text:h text:style-name="preguntas" text:outline-level="1">Realiza el mismo ejercicio anterior utilizando un while</text:h>
        </text:list-item>
        <text:list-item>
          <text:h text:style-name="preguntas" text:outline-level="1">Crea un scripts que le pases dos directorios y realice las siguientes acciones:</text:h>
        </text:list-item>
      </text:list>
      <text:list xml:id="list82558370068698" text:continue-list="list82558979996064" text:style-name="List_20_1">
        <text:list-item>
          <text:h text:style-name="preguntas-viñetas" text:outline-level="1">Compruebe que se han pasado dos parámetros – si no, tiene que dar un mensaje de error y salirse </text:h>
        </text:list-item>
        <text:list-item>
          <text:h text:style-name="preguntas-viñetas" text:outline-level="1">Compruebe que los dos directorios existen – si no tiene que dar un mensaje de error y salirse.</text:h>
        </text:list-item>
        <text:list-item>
          <text:h text:style-name="preguntas-viñetas" text:outline-level="1">Indicar el tamaño de cada directorio y decir cual es el que mas ocupa.</text:h>
        </text:list-item>
      </text:list>
      <text:list xml:id="list82559477604877" text:continue-list="list82559204161691" text:style-name="Numbering_20_1">
        <text:list-item>
          <text:h text:style-name="preguntas" text:outline-level="1">Crear un script que reciba números como parámetros (tantos como desee el usuario) y <text:s/>los muestre indicando si son par o impar. </text:h>
          <text:h text:style-name="preguntas" text:outline-level="1">Además debe mostrar el <text:s/>mayor de todos los números introducidos y el menor.</text:h>
        </text:list-item>
        <text:list-item>
          <text:h text:style-name="preguntas" text:outline-level="1">Crea un scripts se llame menu.sh y realice las siguientes acciones:</text:h>
        </text:list-item>
      </text:list>
      <text:list xml:id="list82559804858125" text:continue-list="list82558370068698" text:style-name="List_20_1">
        <text:list-item>
          <text:h text:style-name="PreguntasViñetas" text:outline-level="1"><text:soft-page-break/>Muestre el siguiente menú hasta que se pulse 5.</text:h>
          <text:h text:style-name="P3" text:outline-level="1">1) – N.º de procesos que están corriendo</text:h>
          <text:h text:style-name="P3" text:outline-level="1">2) – Memoria libre </text:h>
          <text:h text:style-name="P3" text:outline-level="1">3) – Usuarios conectados</text:h>
          <text:h text:style-name="P3" text:outline-level="1">4) - Espacio libre </text:h>
          <text:h text:style-name="P3" text:outline-level="1">5) – Salir</text:h>
        </text:list-item>
        <text:list-item>
          <text:h text:style-name="PreguntasViñetas" text:outline-level="1">Si no se pulsa uno de esos números el scripts tiene que indicar un error y volver a mostrar el menú.</text:h>
        </text:list-item>
      </text:list>
      <text:list xml:id="list82558668177345" text:continue-list="list82559477604877" text:style-name="Numbering_20_1">
        <text:list-item>
          <text:h text:style-name="preguntas" text:outline-level="1">Implementa las opciones del script anterior en funciones que estén en un fichero que se llame funciones.</text:h>
        </text:list-item>
      </text:list>
      <text:list xml:id="list82558245163362" text:continue-list="list82559804858125" text:style-name="List_20_1">
        <text:list-item>
          <text:h text:style-name="PreguntasViñetas" text:outline-level="1">Tienes que implementar 4 funciones. Todas tienen que devolver un 0 si han ido bien y un 1 si han ido mal</text:h>
        </text:list-item>
        <text:list-item>
          <text:h text:style-name="PreguntasViñetas" text:outline-level="1">Modifica el script anterior para que ejecute una u otra función según la opción que se elija.</text:h>
        </text:list-item>
        <text:list-item>
          <text:h text:style-name="PreguntasViñetas" text:outline-level="1">Se tiene que controlar si la ejecución de la función ha salido bien o no, si da error se tiene que mostrar un mensaje de error y salir del scripts</text:h>
        </text:list-item>
      </text:list>
      <text:list xml:id="list82559287415457" text:continue-list="list82558668177345" text:style-name="Numbering_20_1">
        <text:list-header>
          <text:h text:style-name="preguntas" text:outline-level="1"/>
          <text:h text:style-name="preguntas" text:outline-level="1"/>
          <text:h text:style-name="preguntas" text:outline-level="1"/>
          <text:h text:style-name="preguntas" text:outline-level="1"/>
          <text:h text:style-name="preguntas" text:outline-level="1"/>
        </text:list-header>
      </text:list>
      <text:list xml:id="list82557844081332" text:continue-list="list82558245163362" text:style-name="List_20_1">
        <text:list-header>
          <text:h text:style-name="preguntas-viñetas" text:outline-level="1"/>
          <text:h text:style-name="preguntas-viñetas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alibr" svg:font-family="Calibr"/>
    <style:font-face style:name="Lucida Grande" svg:font-family="'Lucida Grande', 'Trebuchet MS', Verdana, Helvetica, Arial, sans-serif"/>
    <style:font-face style:name="OpenSymbol" svg:font-family="Open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DejaVu Sans" svg:font-family="'DejaVu Sans'" style:font-pitch="variable"/>
    <style:font-face style:name="OpenSymbol2" svg:font-family="OpenSymbol, 'Arial Unicode M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font-name-asian="DejaVu Sans" style:font-family-asian="'DejaVu Sans'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94cm" fo:margin-bottom="0.494cm" fo:text-align="start" style:justify-single-word="false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family="'Liberation Sans', Arial" style:font-family-generic="swiss" style:font-pitch="variable" fo:font-size="14pt" style:font-name-asian="DejaVu Sans2" style:font-family-asian="'DejaVu Sans'" style:font-family-generic-asian="swiss" style:font-pitch-asian="variable" style:font-size-asian="14pt" style:font-name-complex="DejaVu Sans2" style:font-family-complex="'DejaVu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Calibri1" fo:font-family="Calibri" style:font-family-generic="swiss" style:font-pitch="variable" fo:font-size="12pt" fo:language="es" fo:country="ES" style:font-name-asian="Calibri1" style:font-family-asian="Calibri" style:font-family-generic-asian="swiss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guntas" style:family="paragraph" style:parent-style-name="Párrafo_20_de_20_lista" style:default-outline-level="1" style:list-style-name="Numbering_20_1">
      <style:paragraph-properties fo:margin-left="0.9cm" fo:margin-right="0cm" fo:margin-top="0cm" fo:margin-bottom="0.4cm" fo:text-align="justify" style:justify-single-word="false" fo:text-indent="-0.499cm" style:auto-text-indent="false">
        <style:tab-stops/>
      </style:paragraph-properties>
      <style:text-properties fo:color="#3333ff" fo:font-weight="bold" style:font-size-asian="10.5pt" style:font-weight-asian="bold"/>
    </style:style>
    <style:style style:name="_32_nivelPreguntas" style:display-name="2nivelPreguntas" style:family="paragraph" style:parent-style-name="Preguntas" style:default-outline-level="2" style:list-style-name="" style:master-page-name="">
      <style:paragraph-properties fo:margin-left="1.401cm" fo:margin-right="0cm" fo:margin-top="0cm" fo:margin-bottom="0.199cm" fo:text-align="justify" style:justify-single-word="false" fo:text-indent="-0.4cm" style:auto-text-indent="false" style:page-number="auto">
        <style:tab-stops/>
      </style:paragraph-properties>
      <style:text-properties fo:color="#000000" fo:font-weight="normal" fo:background-color="transparent" style:font-size-asian="10.5pt" style:font-weight-asian="normal"/>
    </style:style>
    <style:style style:name="PreguntasLetras" style:family="paragraph" style:parent-style-name="Párrafo_20_de_20_lista">
      <style:paragraph-properties fo:margin-left="1.27cm" fo:margin-right="0cm" fo:margin-top="0cm" fo:margin-bottom="0.499cm" fo:text-indent="-0.499cm" style:auto-text-indent="false"/>
      <style:text-properties fo:color="#000000" fo:font-size="10pt" fo:font-weight="bold" style:font-size-asian="10pt" style:font-weight-asian="bold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PreguntasViñetas" style:family="paragraph" style:parent-style-name="Standard" style:default-outline-level="1" style:list-style-name="List_20_1">
      <style:paragraph-properties fo:margin-left="1.6cm" fo:margin-right="0cm" fo:margin-top="0cm" fo:margin-bottom="0.6cm" fo:text-align="justify" style:justify-single-word="false" fo:text-indent="0cm" style:auto-text-indent="false" style:text-autospace="none"/>
      <style:text-properties fo:color="#000000" style:font-name="Calibr" fo:font-family="Calibr" fo:font-size="10pt" fo:font-weight="bold" style:font-size-asian="10pt" style:font-weight-asian="bold" style:font-name-complex="Verdana" style:font-family-complex="Verdana" style:font-family-generic-complex="swiss" style:font-pitch-complex="variable" style:font-weight-complex="normal"/>
    </style:style>
    <style:style style:name="Respuesta" style:family="paragraph" style:parent-style-name="PreguntasLetras" style:list-style-name="">
      <style:paragraph-properties fo:margin-left="1.27cm" fo:margin-right="0cm" fo:margin-top="0cm" fo:margin-bottom="0.101cm" fo:text-indent="-0.499cm" style:auto-text-indent="false"/>
      <style:text-properties fo:color="#ff3333"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ambioTema" style:family="paragraph" style:parent-style-name="Standard">
      <style:paragraph-properties fo:margin-top="0.6cm" fo:margin-bottom="0.6cm" fo:line-height="100%" fo:text-align="center" style:justify-single-word="false" fo:background-color="#ff950e" fo:padding="0.049cm" fo:border="0.74pt solid #0000ff" style:shadow="none">
        <style:tab-stops/>
      </style:paragraph-properties>
      <style:text-properties fo:color="#000000" fo:font-size="18pt" fo:font-weight="bold" fo:background-color="transparent" style:font-size-asian="10.5pt" style:font-relief="embosse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espuestaConsombra" style:family="paragraph" style:parent-style-name="Respuesta">
      <style:paragraph-properties fo:background-color="#cccccc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ejecutado" style:family="paragraph" style:parent-style-name="Text_20_body">
      <style:paragraph-properties fo:margin-left="1.6cm" fo:margin-right="0cm" fo:margin-top="0cm" fo:margin-bottom="0cm" fo:text-indent="0cm" style:auto-text-indent="false" fo:background-color="#e6e6ff"/>
      <style:text-properties fo:color="#3333ff" fo:font-weight="bold" style:font-size-asian="10.5pt"/>
    </style:style>
    <style:style style:name="PreguntasViñetas2" style:family="paragraph" style:parent-style-name="PreguntasViñetas" style:list-style-name="List_20_1">
      <style:paragraph-properties fo:margin-left="2.6cm" fo:margin-right="0cm" fo:text-indent="0cm" style:auto-text-indent="false">
        <style:tab-stops/>
      </style:paragraph-properties>
    </style:style>
    <style:style style:name="preguntas" style:family="paragraph" style:parent-style-name="Standard" style:default-outline-level="1" style:list-style-name="Numbering_20_1" style:master-page-name="">
      <style:paragraph-properties fo:margin-top="0.199cm" fo:margin-bottom="0.199cm" fo:text-align="justify" style:justify-single-word="false" style:page-number="auto">
        <style:tab-stops/>
      </style:paragraph-properties>
      <style:text-properties fo:color="#6666ff" fo:font-size="12pt" fo:font-weight="bold" style:font-size-asian="10.5pt"/>
    </style:style>
    <style:style style:name="preguntas-viñetas" style:family="paragraph" style:parent-style-name="preguntas" style:default-outline-level="1" style:list-style-name="List_20_1">
      <style:paragraph-properties fo:margin-left="1cm" fo:margin-right="0cm" fo:text-indent="0cm" style:auto-text-indent="true"/>
      <style:text-properties fo:color="#000000" fo:font-size="12pt" style:font-size-asian="10.5pt"/>
    </style:style>
    <style:style style:name="Pregruntas-viñetas2" style:family="paragraph" style:parent-style-name="preguntas-viñetas" style:list-style-name="List_20_2">
      <style:paragraph-properties>
        <style:tab-stops/>
      </style:paragraph-properties>
      <style:text-properties fo:font-weight="normal" style:font-size-asian="10.5pt"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/>
    </style:style>
    <style:style style:name="WW8Num3z0" style:family="text">
      <style:text-properties style:font-name="Wingdings1" fo:font-family="Wingdings" style:font-charset="x-symbol" style:font-name-complex="Wingdings1" style:font-family-complex="Wingdings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2" style:font-family-complex="OpenSymbol, 'Arial Unicode MS'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WW-Absatz-Standardschriftart" style:family="text"/>
    <style:style style:name="WW8Num6z0" style:family="text">
      <style:text-properties fo:font-weight="bold" style:font-weight-asian="bold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fo:font-weight="bold" style:font-weight-asian="bold"/>
    </style:style>
    <style:style style:name="WW8Num20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WW8Num5z0" style:family="text">
      <style:text-properties fo:font-weight="bold" style:font-weight-asian="bold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-Absatz-Standardschriftart1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weight="bold" style:font-weight-asian="bold"/>
    </style:style>
    <style:style style:name="WW8Num13z0" style:family="text">
      <style:text-properties fo:font-weight="bold" style:font-weight-asian="bold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2z0" style:family="text">
      <style:text-properties fo:font-weight="bold" style:font-weight-asian="bold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ar" style:display-name="Título 1 Car" style:family="text" style:parent-style-name="Fuente_20_de_20_párrafo_20_predeter.1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Bullets" style:family="text">
      <style:text-properties style:font-name="OpenSymbol2" fo:font-family="OpenSymbol, 'Arial Unicode MS'" style:font-pitch="variable" style:font-name-asian="OpenSymbol2" style:font-family-asian="OpenSymbol, 'Arial Unicode MS'" style:font-pitch-asian="variable" style:font-name-complex="OpenSymbol2" style:font-family-complex="OpenSymbol, 'Arial Unicode MS'" style:font-pitch-complex="variable"/>
    </style:style>
    <style:style style:name="Numbering_20_Symbols_20__28_user_29_" style:display-name="Numbering Symbols (user)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3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apple-converted-space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➔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cm" fo:margin-left="0.6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cm" fo:margin-left="0.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cm" fo:margin-left="1.1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cm" fo:margin-left="1.7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cm" fo:margin-left="2.10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cm" fo:margin-left="2.4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cm" fo:margin-left="2.70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cm" fo:margin-left="3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</meta:initial-creator>
    <meta:creation-date>2012-04-17T10:35:36</meta:creation-date>
    <dc:date>2019-11-26T08:25:57.559398393</dc:date>
    <meta:editing-duration>P1DT53M39S</meta:editing-duration>
    <meta:editing-cycles>162</meta:editing-cycles>
    <meta:generator>LibreOffice/6.0.7.3$Linux_X86_64 LibreOffice_project/00m0$Build-3</meta:generator>
    <meta:document-statistic meta:table-count="1" meta:image-count="0" meta:object-count="0" meta:page-count="2" meta:paragraph-count="35" meta:word-count="483" meta:character-count="2642" meta:non-whitespace-character-count="2206"/>
  </office:meta>
</office:document-meta>
</file>